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" style:parent-style-name="Normal" style:family="paragraph">
      <style:paragraph-properties fo:text-align="justify" fo:margin-bottom="0in" fo:line-height="115%"/>
    </style:style>
    <style:style style:name="T6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9" style:parent-style-name="DefaultParagraphFont" style:family="text">
      <style:text-properties style:font-name="Times New Roman" style:font-name-complex="Times New Roman" fo:font-style="italic" style:font-style-asian="italic" fo:color="#333333" fo:font-size="12pt" style:font-size-asian="12pt" style:font-size-complex="12pt" fo:background-color="#FFFFFF"/>
    </style:style>
    <style:style style:name="T10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paragraph-properties fo:text-align="justify"/>
    </style:style>
    <style:style style:name="T2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opyeditor : Mathilde Nicolas.<text:s/></text:p>
      <text:p text:style-name="P2">Creator: Loret Jean (1595 ?-1665).<text:s/></text:p>
      <text:p text:style-name="P3">Title:<text:s/>"Avertissante", La Muze historique, Lettre XIX, Lettre en vers à Son Altesse Madame la Duchesse de Nemours. Du 17 mai 1664.</text:p>
      <text:p text:style-name="P4">Date:<text:s/>17 mai<text:s/>1664.<text:s/></text:p>
      <text:p text:style-name="P5"><text:span text:style-name="T6">Bibl:<text:s/></text:span><text:span text:style-name="T7">Loret Jean</text:span><text:span text:style-name="T8">,<text:s/></text:span><text:span text:style-name="T9">La muze historique, ou Recueil des lettres en vers contenant les nouvelles du temps : écrites à Son Altesse Mademoizelle de Longueville, depuis duchesse de Nemours (1650-1665)</text:span><text:span text:style-name="T10">, LIEU, Claude Chenault, ANNÉE.</text:span></text:p>
      <text:p text:style-name="P11"/>
      <text:p text:style-name="P12"/>
      <text:p text:style-name="P13">198</text:p>
      <text:p text:style-name="P14">LETTRE DIX-NEUFIÉME</text:p>
      <text:p text:style-name="P15"/>
      <text:p text:style-name="P16">Du [samedi] dix-septiéme May.</text:p>
      <text:p text:style-name="P17"/>
      <text:p text:style-name="P18">AVERTISSANTE.</text:p>
      <text:p text:style-name="P19"/>
      <text:p text:style-name="P20">Ha que j’ay de peine à me mettre</text:p>
      <text:soft-page-break/>
      <text:p text:style-name="P21">A faire aujourd’hui nôtre Lettre !</text:p>
      <text:p text:style-name="P22">Hâ Princesse, que j’ay de peur</text:p>
      <text:p text:style-name="P23">(Si mon préjugé n’est trompeur)</text:p>
      <text:p text:style-name="P24">Que de loin de vous rendre contente,</text:p>
      <text:p text:style-name="P25">Et de répondre à vôtre atente,</text:p>
      <text:p text:style-name="P26">Qu’elle n’aye rien d’assez doux</text:p>
      <text:p text:style-name="P27">Pour la Cour, ny mesmes pour Vous.</text:p>
      <text:p text:style-name="P28">Ma Veine n’est pas bien ouverte,<text:s/></text:p>
      <text:p text:style-name="P29">Elle n’est peu, ny point dizerte ;</text:p>
      <text:p text:style-name="P30">Et j’ay, par un fatal revers,</text:p>
      <text:p text:style-name="P31">Plus de peine à faire deux Vers,</text:p>
      <text:p text:style-name="P32">Que je n’ay, dans d’autres semaines,</text:p>
      <text:p text:style-name="P33">Pour en compozer deux douzaines.</text:p>
      <text:p text:style-name="P34">Oüay, que veut donc dire cela ?</text:p>
      <text:p text:style-name="P35">Quel caprice êtrange est-ce là ?</text:p>
      <text:p text:style-name="P36">D’où vient que j’ay l’esprit si beste ?</text:p>
      <text:soft-page-break/>
      <text:p text:style-name="P37">Toutefois, en gratant ma teste,</text:p>
      <text:p text:style-name="P38">Je suis à ce point arivé</text:p>
      <text:p text:style-name="P39">Que mon Prélude est achevé.</text:p>
      <text:p text:style-name="P40"/>
      <text:p text:style-name="P41">Mais je conjure ceux et celles</text:p>
      <text:p text:style-name="P42">Qui, dans les suivantes Nouvelles</text:p>
      <text:p text:style-name="P43">Auront quelque intérêt, ou part,<text:s/></text:p>
      <text:p text:style-name="P44">D’avoir quelque petit égar</text:p>
      <text:p text:style-name="P45">A cette humeur toute de glace</text:p>
      <text:p text:style-name="P46">Que j’alégue dans ma Préface,</text:p>
      <text:p text:style-name="P47">Car je puis dire, en vérité,<text:s/></text:p>
      <text:p text:style-name="P48">Que c’est avec sincérité.</text:p>
      <text:p text:style-name="P49"/>
      <text:p text:style-name="P50">Quand je parlay, vaille-que-vaille,</text:p>
      <text:p text:style-name="P51">L’autre-jour, un peu de Versaille,</text:p>
      <text:p text:style-name="P52"/>
      <text:p text:style-name="P53">Faute d’avis, faute d’amis,</text:p>
      <text:p text:style-name="P54">Dans nôtre Lettre en Vers j’obmis</text:p>
      <text:p text:style-name="P55">Une choze assez de remarque ;</text:p>
      <text:p text:style-name="P56">Asssavoir que nôtre Monarque,</text:p>
      <text:p text:style-name="P57">Qui d’adresse, en pluzieurs façons,</text:p>
      <text:p text:style-name="P58">Pouroit faire à tous des leçons,</text:p>
      <text:p text:style-name="P59">Etant nay pour bien des conquestes,</text:p>
      <text:p text:style-name="P60">Obtint en la Course des Testes</text:p>
      <text:p text:style-name="P61">Le très-riche Prix destiné</text:p>
      <text:p text:style-name="P62">Pour le bras le plus fortuné :</text:p>
      <text:p text:style-name="P63">Mais par une bonté Royale,</text:p>
      <text:p text:style-name="P64">Que l’on peut nommer sans égale,</text:p>
      <text:p text:style-name="P65">Ce Prix qu’il avoit mérité,</text:p>
      <text:p text:style-name="P66">Par luy<text:s/>ne fut point accepté ;</text:p>
      <text:p text:style-name="P67">Et ce Roy<text:s/>que chacun honore,</text:p>
      <text:p text:style-name="P68">Voulant qu’on recourût encore,</text:p>
      <text:p text:style-name="P69">Monseigneur le Duc de Coâlin,</text:p>
      <text:p text:style-name="P70">D’un très-noble Pére, orfelin,</text:p>
      <text:p text:style-name="P71">Et qui, d’esprit et de courage,</text:p>
      <text:p text:style-name="P72">Posséde le doux avantage,</text:p>
      <text:p text:style-name="P73">Si bien courut, et disputa,</text:p>
      <text:p text:style-name="P74">Qu’en fin finale il l’emporta ;</text:p>
      <text:p text:style-name="P75">Lequel Prix était (que je pense)</text:p>
      <text:p text:style-name="P76">Un Diamant de conséquence,</text:p>
      <text:p text:style-name="P77">Valant des Loüis maints et maints,</text:p>
      <text:p text:style-name="P78">Et donné par d’illustre mains.</text:p>
      <text:p text:style-name="P79">Comme ma Muze a grande estime</text:p>
      <text:p text:style-name="P80">Pour iceluy Duc magnanime,<text:s/></text:p>
      <text:p text:style-name="P81">J’aurois plutôt parlé de luy,</text:p>
      <text:p text:style-name="P82">Mais je n’ay sceu, que d’aujourd’huy,</text:p>
      <text:p text:style-name="P83">Cette précieuze victoire,</text:p>
      <text:p text:style-name="P84">Dont il aquit bien de la gloire.<text:s/></text:p>
      <text:p text:style-name="P85"/>
      <text:p text:style-name="P86">199</text:p>
      <text:p text:style-name="P87">Mercredy, lors qu'à Saint-Denis,</text:p>
      <text:p text:style-name="P88">(Où<text:s/>furent Gens presque infinis)</text:p>
      <text:p text:style-name="P89">Comne on a coûtume de faire,</text:p>
      <text:p text:style-name="P90">On<text:s/>célébroit l'Anniversaire</text:p>
      <text:p text:style-name="P91">De<text:s/>Louis Treize du Nom,</text:p>
      <text:p text:style-name="P92">Roy (Comme<text:s/>on sçait) de grand renom,</text:p>
      <text:p text:style-name="P93">Pour sa justice et sa vaillance,</text:p>
      <text:p text:style-name="P94">Et qui<text:s/>fit prézent à la France,</text:p>
      <text:p text:style-name="P95">De deux admirables Enfans,</text:p>
      <text:p text:style-name="P96">Dans nos cœurs toûjours trionfans,</text:p>
      <text:p text:style-name="P97">Dont l'un, sur les François domine,</text:p>
      <text:p text:style-name="P98">Brave, bien-fait, de bonne mine,</text:p>
      <text:p text:style-name="P99">Aux grandes chozes adonné;</text:p>
      <text:p text:style-name="P100">Et 1’autre, assavoir son Puîné,</text:p>
      <text:p text:style-name="P101">Est le Cadet le plus aimable</text:p>
      <text:p text:style-name="P102">Qui<text:s/>soit sur la Terre habitable.</text:p>
      <text:p text:style-name="P103">Durant, donc, iceluy jour-là,</text:p>
      <text:p text:style-name="P104">L’Auguste Reine-Mére alla</text:p>
      <text:p text:style-name="P105">Dans le<text:s/>plus beau des Monastéres,</text:p>
      <text:p text:style-name="P106">Ordonner aussi des priéres,</text:p>
      <text:p text:style-name="P107">Pour rendre Dieu propice et doux</text:p>
      <text:p text:style-name="P108">Audit<text:s/>défunt Roy son Epous:</text:p>
      <text:p text:style-name="P109">Ensuite, avec des cœurs sincéres,</text:p>
      <text:p text:style-name="P110">Elle receut l'adieu des Méres</text:p>
      <text:p text:style-name="P111">Epouzes de Nôtre-Seigneur,</text:p>
      <text:p text:style-name="P112">Qui, de six mois, n'auront l'honneur</text:p>
      <text:p text:style-name="P113">De revoir cette Grande Reine:</text:p>
      <text:p text:style-name="P114">Car<text:s/>depuis, elle a pris la peine</text:p>
      <text:p text:style-name="P115">D’aller avec toute la Cour</text:p>
      <text:p text:style-name="P116">Habiter<text:s/>ce pompeux séjour</text:p>
      <text:p text:style-name="P117">Dont la Rézidence est si belle,</text:p>
      <text:p text:style-name="P118">Et qui Fontainebleau s'apelle.</text:p>
      <text:p text:style-name="P119"/>
      <text:p text:style-name="P120">J’ay sceu d'un excélent Auteur,</text:p>
      <text:p text:style-name="P121">Que Monsieur d'Arque, Sénateur,</text:p>
      <text:p text:style-name="P122">Du<text:s/>Parlement de Rotomage,</text:p>
      <text:p text:style-name="P123">Que<text:s/>l'on tient être prude et sage,</text:p>
      <text:p text:style-name="P124">Et, mesmement, docte et sçavant,</text:p>
      <text:p text:style-name="P125">Ayant professé, cy-devant,</text:p>
      <text:p text:style-name="P126">(Non pas sans quelque sindérèze)</text:p>
      <text:p text:style-name="P127">La Foy de Calvin et de Béze,</text:p>
      <text:p text:style-name="P128">Par divine inspiration,</text:p>
      <text:p text:style-name="P129">Et<text:s/>a fait abjuration</text:p>
      <text:p text:style-name="P130">Depuis<text:s/>des jours environ douze,</text:p>
      <text:p text:style-name="P131">Et Madame, aussi, son Epouze,</text:p>
      <text:p text:style-name="P132">Tous deux instruits sufizamment,</text:p>
      <text:p text:style-name="P133">Et tous leurs Enfans, mesmement:</text:p>
      <text:p text:style-name="P134">Laquelle Action autentique,</text:p>
      <text:p text:style-name="P135">Autant<text:s/>que sainte et catholique,</text:p>
      <text:p text:style-name="P136">Se<text:s/>fit avec assez d'éclat,</text:p>
      <text:p text:style-name="P137">Entre les mains de leur Prélat</text:p>
      <text:p text:style-name="P138">(Des plus fameux qui soient en France)</text:p>
      <text:p text:style-name="P139">Dans<text:s/>Gaillon, Maizon de plaizance,</text:p>
      <text:p text:style-name="P140">Et l'un des séjours plus charmans,</text:p>
      <text:p text:style-name="P141"/>
      <text:p text:style-name="P142">Qui soient dans les Climats Normans ;</text:p>
      <text:p text:style-name="P143">Lequel Prélat, remply de zéle,</text:p>
      <text:p text:style-name="P144">Prézenta ce nouveau Fidelle,</text:p>
      <text:p text:style-name="P145">Dans Versaille, au Roy, l'autre-jour,</text:p>
      <text:p text:style-name="P146">Où, lors, êtoit toute la Cour:</text:p>
      <text:p text:style-name="P147">Lequel Roy montra grande joye</text:p>
      <text:p text:style-name="P148">De le voir dans la bonne voye,</text:p>
      <text:p text:style-name="P149">Luy promit sa protection,</text:p>
      <text:p text:style-name="P150">Avéques protestation</text:p>
      <text:p text:style-name="P151">D'en donner des preuves puissantes</text:p>
      <text:p text:style-name="P152">Dans les occazions naissantes,</text:p>
      <text:p text:style-name="P153">Luy dizant (mesmes) sçavoir bien</text:p>
      <text:p text:style-name="P154">Qu'il êtoit fort Homme-de-bien,</text:p>
      <text:p text:style-name="P155">Qu'il êtoit prudent et capable,</text:p>
      <text:p text:style-name="P156">Juge et Magistrat équitable,</text:p>
      <text:p text:style-name="P157">Et que pour le Party Royal</text:p>
      <text:p text:style-name="P158">Il fût toûjours droit et loyal ;</text:p>
      <text:p text:style-name="P159">Lesquels mots de ce Grand Monarque,</text:p>
      <text:p text:style-name="P160">Charmérent fort ledit Sieur d'Arque.</text:p>
      <text:p text:style-name="P161">Quand il eut vû Sa Majesté,</text:p>
      <text:p text:style-name="P162">La Reine-Mére eut la bonté</text:p>
      <text:p text:style-name="P163">De voir le susdit Personnage,</text:p>
      <text:p text:style-name="P164">Qu'Elle receut d'un bon vizage;</text:p>
      <text:p text:style-name="P165">Et Monsieur d'Orléans, aussy,</text:p>
      <text:p text:style-name="P166">Eut un mesme et pareil soucy :</text:p>
      <text:p text:style-name="P167">Auquel un Réligionnaire,</text:p>
      <text:p text:style-name="P168">Qui n'est pas un Homme vulgaire,</text:p>
      <text:p text:style-name="P169">Dit » Il faut que ce Converty</text:p>
      <text:p text:style-name="P170">» Dézertant de nôtre Party,</text:p>
      <text:p text:style-name="P171">» Ait eu mainte raizon expresse</text:p>
      <text:p text:style-name="P172">» De quiter Marot pour la Messe:</text:p>
      <text:p text:style-name="P173">»<text:s/>Car, enfin, je suis assûré</text:p>
      <text:p text:style-name="P174">» Qu'il êtoit fort considéré</text:p>
      <text:p text:style-name="P175">» Pour la valeur de sa Personne</text:p>
      <text:p text:style-name="P176">» Des Eglizes qu'il abandonne.</text:p>
      <text:p text:style-name="P177">A peu prés, voila ce qu'il dit ;</text:p>
      <text:p text:style-name="P178">Et j'ay sceu qu'on luy répondit</text:p>
      <text:p text:style-name="P179">Que le favorable langage</text:p>
      <text:p text:style-name="P180">Qu'il tenoit de ce Personnage,</text:p>
      <text:p text:style-name="P181">Venant de luy, valoit, du moins,</text:p>
      <text:p text:style-name="P182">Deux douzaines d'autres témoins.</text:p>
      <text:p text:style-name="P183"/>
      <text:p text:style-name="P184">Après cecy, faut que je die</text:p>
      <text:p text:style-name="P185">Qu'on m'a mandé de Picardie,</text:p>
      <text:p text:style-name="P186">Que l'Episcopus de Noyon,</text:p>
      <text:p text:style-name="P187">Le vray modelle, ou le crayon</text:p>
      <text:p text:style-name="P188">D'un Prélat remply de mérites,</text:p>
      <text:p text:style-name="P189">Et continüant ses vizites,</text:p>
      <text:p text:style-name="P190">Pour, de propos chrétiens et saints,</text:p>
      <text:p text:style-name="P191">Instruire ses Diocézains</text:p>
      <text:p text:style-name="P192">Touchant les points plus salutéres</text:p>
      <text:p text:style-name="P193">De nos adorables Mystéres,</text:p>
      <text:p text:style-name="P194">Fut avec joye et grand'amour,</text:p>
      <text:p text:style-name="P195">Receu dans Chauny, l'autre-jour,</text:p>
      <text:p text:style-name="P196"/>
      <text:p text:style-name="P197">200</text:p>
      <text:p text:style-name="P198">Où tous les Corps d'icelle Ville,</text:p>
      <text:p text:style-name="P199">Avec mainte Harangue habille</text:p>
      <text:p text:style-name="P200">Et des discours judicieux,</text:p>
      <text:p text:style-name="P201">Le complimentérent des mieux:</text:p>
      <text:p text:style-name="P202">Il déploya son éloquence</text:p>
      <text:p text:style-name="P203">Devant une grande aflüence</text:p>
      <text:p text:style-name="P204">De Gens venus des environs,</text:p>
      <text:p text:style-name="P205">Tant Manans, Bourgeois, que Barons,</text:p>
      <text:p text:style-name="P206">Et de ses mains Episcopales,</text:p>
      <text:p text:style-name="P207">Avec des ferveurs sans égales,</text:p>
      <text:p text:style-name="P208">Il en confirma quantité</text:p>
      <text:p text:style-name="P209">Qui ne l'avoient jamais été :</text:p>
      <text:p text:style-name="P210">Enfin, il prêche, il catéchize,</text:p>
      <text:p text:style-name="P211">Il s'adonne tout à l'Eglize,</text:p>
      <text:p text:style-name="P212">Vaquant souvent à l'oraizon ;</text:p>
      <text:p text:style-name="P213">Et l'on luy donne, avec raizon,</text:p>
      <text:p text:style-name="P214">L'un et l'autre titre honorable,</text:p>
      <text:p text:style-name="P215">D'éloquent et d'infatigable.</text:p>
      <text:p text:style-name="P216"/>
      <text:p text:style-name="P217">Mes chers Lecteurs, grands et petits,</text:p>
      <text:p text:style-name="P218">Soyez, s'il vous plaît, avertis</text:p>
      <text:p text:style-name="P219">Comme d'une choze certaine,</text:p>
      <text:p text:style-name="P220">De la Grossesse de la Reine,</text:p>
      <text:p text:style-name="P221">Qui dans cét an, et vers la fin,</text:p>
      <text:p text:style-name="P222">Doit donner à son cher Daufin</text:p>
      <text:p text:style-name="P223">Une Sœur, ou, possible, un Frére :</text:p>
      <text:p text:style-name="P224">Je souhaite d'un cœur sincére,</text:p>
      <text:p text:style-name="P225">Quand arivera ce moment,</text:p>
      <text:p text:style-name="P226">Qu'elle en acouche heureuzement.</text:p>
      <text:p text:style-name="P227"/>
      <text:p text:style-name="P228">Un nommé Monsieur de la Vauve,</text:p>
      <text:p text:style-name="P229">Noble Breton, ou Diou-me-sauve,</text:p>
      <text:p text:style-name="P230">Fut, l'autre-jour, à peu de bruit,</text:p>
      <text:p text:style-name="P231">Qu'il êtoit dix heures de nuit,</text:p>
      <text:p text:style-name="P232">Ataqué par trois drôles d'hommes,</text:p>
      <text:p text:style-name="P233">Qui ne luy trouvant nules sommes,</text:p>
      <text:p text:style-name="P234">Bijoux, diamans, ny rubis,</text:p>
      <text:p text:style-name="P235">Se saizirent de ses habits,</text:p>
      <text:p text:style-name="P236">Et l'ayant mis nud en chemize,</text:p>
      <text:p text:style-name="P237">Par raillerie, ou gaillardize,</text:p>
      <text:p text:style-name="P238">L'escortérent civilement,</text:p>
      <text:p text:style-name="P239">Jusqu'à l'huis de son logement,</text:p>
      <text:p text:style-name="P240">Prés de ce Palais admirable,</text:p>
      <text:p text:style-name="P241">(Jusqu'à cette heure, incomparable)</text:p>
      <text:p text:style-name="P242">Nommé le Palais d'Orléans,</text:p>
      <text:p text:style-name="P243">Et quand il fut entré léans,</text:p>
      <text:p text:style-name="P244"/>
      <text:p text:style-name="P245">Ces trois Messieurs se retirerérent ;</text:p>
      <text:p text:style-name="P246">Mais sur leurs pas ils retournérent</text:p>
      <text:p text:style-name="P247">Et heurtans avec le marteau,<text:s/></text:p>
      <text:p text:style-name="P248">Rendirent pourpoint et manteau,</text:p>
      <text:p text:style-name="P249">Chapeau, cordon, chausses, jartiére,</text:p>
      <text:p text:style-name="P250">A Madame sa Chambriére,<text:s/></text:p>
      <text:p text:style-name="P251">Luy donnant un billet en main,</text:p>
      <text:p text:style-name="P252">Qui dizoit » Que le lendemain,</text:p>
      <text:p text:style-name="P253">» Aux Cordeliers, et sans remize</text:p>
      <text:p text:style-name="P254">» Et sans minuter de surprit</text:p>
      <text:p text:style-name="P255">» Son Maître portât à tous trois</text:p>
      <text:p text:style-name="P256">» Trente Loüis-d'or et de poids,</text:p>
      <text:p text:style-name="P257">»<text:s/>Que l'un d'eux prend roit en<text:s/>cachette,</text:p>
      <text:p text:style-name="P258">»<text:s/>Et les métroit dans sa pochette,</text:p>
      <text:p text:style-name="P259">» A<text:s/>côté droit du bénoîtier,<text:s/></text:p>
      <text:p text:style-name="P260">» Ou,<text:s/>qu'autrement,<text:s/>point de quartier.</text:p>
      <text:p text:style-name="P261">Ledit Monsieur n’y manqua mie,</text:p>
      <text:p text:style-name="P262">Y fut deux heures<text:s/>et demie,<text:s/></text:p>
      <text:p text:style-name="P263">Et nul d'iceux ne vint, pourtant,</text:p>
      <text:p text:style-name="P264">Prendre ledit argent comptant.</text:p>
      <text:p text:style-name="P265">Le jour suivant, autre message,</text:p>
      <text:p text:style-name="P266">Portant, à peu prés, ce langage,</text:p>
      <text:p text:style-name="P267">Que d'un pas vîte et diligent</text:p>
      <text:p text:style-name="P268">On leur portât ledit argent,<text:s/></text:p>
      <text:p text:style-name="P269">Sans<text:s/>bruit, sans escorte et sans armes,</text:p>
      <text:p text:style-name="P270">Entre les Chartreux et les Carmes,</text:p>
      <text:p text:style-name="P271">La Vauve, assez prompt et sou</text:p>
      <text:p text:style-name="P272">Avec douze de ses amis,<text:s/></text:p>
      <text:p text:style-name="P273">Au rendez-vous se transportérent</text:p>
      <text:p text:style-name="P274">Mais personne n'y rencontrèren</text:p>
      <text:p text:style-name="P275">Et ce Gentilhomme Breton</text:p>
      <text:p text:style-name="P276">Atend un tiers Billet, dit-on.<text:s/></text:p>
      <text:p text:style-name="P277">C'est une charmante personne</text:p>
      <text:p text:style-name="P278">Qui l'avis de cecy me donne,</text:p>
      <text:p text:style-name="P279">En<text:s/>termes cent fois plus jolis<text:s/></text:p>
      <text:p text:style-name="P280">Que ces Vers, Lecteur, que tu lis:</text:p>
      <text:p text:style-name="P281">Mais si j'ay compris son mémoire,</text:p>
      <text:p text:style-name="P282">C'est ainsi que finit l'histoire.</text:p>
      <text:p text:style-name="P283"/>
      <text:p text:style-name="P284">Princesse, digne de bon-heur,</text:p>
      <text:p text:style-name="P285">J'espére bien avoir l'honneur</text:p>
      <text:p text:style-name="P286">D'aller dans vôtre Rézidence</text:p>
      <text:p text:style-name="P287">Vous faire, en bref, la révérence.</text:p>
      <text:p text:style-name="P288"/>
      <text:p text:style-name="P289">Le dix-sept May, jour<text:s/>pluvieux,</text:p>
      <text:p text:style-name="P290"><text:span text:style-name="T291">D</text:span><text:span text:style-name="T292">ontles Champs s'en trouveront mieux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13T11:11:00Z</meta:creation-date>
    <dc:date>2020-02-13T11:11:00Z</dc:date>
    <meta:template xlink:href="Normal" xlink:type="simple"/>
    <meta:editing-cycles>2</meta:editing-cycles>
    <meta:editing-duration>PT0S</meta:editing-duration>
    <meta:document-statistic meta:page-count="3" meta:paragraph-count="17" meta:word-count="1271" meta:character-count="8502" meta:row-count="60" meta:non-whitespace-character-count="7248"/>
  </office:meta>
</office:document-meta>
</file>